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Cambria Math" svg:font-family="'Cambria Math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8cm" fo:break-before="auto" fo:break-after="auto" table:align="margins"/>
    </style:style>
    <style:style style:name="Table1.A" style:family="table-column">
      <style:table-column-properties style:column-width="6.239cm" style:rel-column-width="14601*"/>
    </style:style>
    <style:style style:name="Table1.B" style:family="table-column">
      <style:table-column-properties style:column-width="21.761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</style:style>
    <style:style style:name="P11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P14" style:family="paragraph" style:parent-style-name="Text_20_body">
      <style:paragraph-properties fo:margin-left="0.106cm" fo:margin-right="0.106cm" fo:margin-top="0cm" fo:margin-bottom="0.199cm" fo:line-height="100%" fo:text-align="center" style:justify-single-word="false" fo:text-indent="0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style:font-size-asian="14pt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margin-top="0cm" fo:margin-bottom="0.199cm" fo:line-height="100%" fo:text-align="center" style:justify-single-word="false" fo:text-indent="1.501cm" style:auto-text-indent="false"/>
    </style:style>
    <style:style style:name="P18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</style:style>
    <style:style style:name="P19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0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2" style:family="text"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T3" style:family="text">
      <style:text-properties style:font-name="Cambria" fo:font-size="14pt" fo:language="en" fo:country="US" fo:font-weight="normal" style:font-size-asian="14pt" style:font-weight-asian="normal" style:font-size-complex="14pt" style:font-weight-complex="normal"/>
    </style:style>
    <style:style style:name="T4" style:family="text">
      <style:text-properties style:font-name="Cambria" fo:language="ru" fo:country="RU" fo:font-weight="normal" style:font-size-asian="14pt" style:font-weight-asian="normal" style:font-size-complex="14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background-color="transparent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font-style-asian="normal" style:font-style-complex="normal"/>
    </style:style>
    <style:style style:name="T9" style:family="text">
      <style:text-properties fo:language="ru" fo:country="RU" fo:font-weight="normal" style:font-size-asian="14pt" style:font-weight-asian="normal" style:font-size-complex="14pt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language="en" fo:country="US"/>
    </style:style>
    <style:style style:name="T12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language="ru" fo:country="RU" fo:font-weight="normal" style:font-name-asian="Cambria Math" style:font-size-asian="14pt" style:font-weight-asian="normal" style:font-name-complex="Cambria Math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7cm" svg:height="0.85cm" draw:z-index="0"><draw:image xlink:href="../images/4447.png" xlink:type="simple" xlink:show="embed" xlink:actuate="onLoad"/></draw:frame></text:p>
          </table:table-cell>
          <table:table-cell table:style-name="Table1.B1" office:value-type="string">
            <text:p text:style-name="P13">Гармонический анализатор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<text:span text:style-name="T6"> векторизован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y="0cm" svg:width="2.731cm" svg:height="4.05cm" draw:z-index="1"><draw:image xlink:href="../images/4447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15">Блок «Гармонический анализатор» представляет собой готовую модель, реализующую алгоритм прямого расчёта частотной характеристики произвольной системы при подаче на её вход тестового синусоидального сигнала с дискретно изменяющейся частотой и заданной амплитудой колебаний. Позволяет получать интегральные частотные характеристики произвольных нелинейных систем и оценивать АЧХ системы при различных амплитудах входного сигнала.</text:p>
            <text:p text:style-name="P6">Входы:</text:p>
            <text:p text:style-name="P8"><text:span text:style-name="T5">f(i*w*t)</text:span> – <text:span text:style-name="T7">вход, на который необходимо подать выход исследуемой системы.</text:span></text:p>
            <text:p text:style-name="P6">Выходы:</text:p>
            <text:p text:style-name="P9">i*w*t –<text:span text:style-name="T10"> </text:span><text:span text:style-name="T8">тестовый гармонический сигнал, который необходимо подать на вход исследуемой системы;</text:span></text:p>
            <text:p text:style-name="P9"><text:span text:style-name="T7">Частота — </text:span><text:span text:style-name="T8">текущая</text:span><text:span text:style-name="T7"> </text:span><text:span text:style-name="T8">круговая частота (рад/с) тестового гармонического сигнала;</text:span></text:p>
            <text:p text:style-name="P9">A(w*t)<text:span text:style-name="T10"> – </text:span><text:span text:style-name="T8">текущее значение </text:span><text:span text:style-name="T10">амплитудно-частотн</text:span><text:span text:style-name="T8">ой характеристики исследуемой системы;</text:span></text:p>
            <text:p text:style-name="P9">F(w*t)<text:span text:style-name="T10"> – </text:span><text:span text:style-name="T8">текущее значение фазо-частотной характеристики исследуемой системы;</text:span></text:p>
            <text:p text:style-name="P9">re(w*t) – <text:span text:style-name="T8">текущее значение действительной части амплитудно-фазовой частотной характеристики исследуемой системы;</text:span></text:p>
            <text:p text:style-name="P9">im(w*t) –<text:span text:style-name="T8"> текущее значение мнимой части амплитудно-фазовой частотной характеристики.</text:span></text:p>
            <text:p text:style-name="P6">Свойства блока:</text:p>
            <text:p text:style-name="P7">Количество интервалов АЧХ <text:span text:style-name="T11">–</text:span><text:span text:style-name="T10"> количество участков с дискретно-меняющейся частотой;</text:span></text:p>
            <text:p text:style-name="P7">Минимальная круговая частота, 1/с <text:span text:style-name="T11">–</text:span> <text:span text:style-name="T10">начальная частота тестового гармонического сигнала;</text:span></text:p>
            <text:p text:style-name="P7">Максимальная круговая частота, 1/с<text:span text:style-name="T10"> </text:span><text:span text:style-name="T11">–</text:span><text:span text:style-name="T10"> конечная частота тестового гармонического сигнала;</text:span></text:p>
            <text:p text:style-name="P7">Количество периодов стабилизации<text:span text:style-name="T10"> </text:span><text:span text:style-name="T11">–</text:span><text:span text:style-name="T10"> количество периодов тестового гармонического сигнала, необходимое для измерения АЧХ на каждой частоте;</text:span></text:p>
            <text:p text:style-name="P7">Амплитуда сигнала<text:span text:style-name="T10"> </text:span><text:span text:style-name="T11">–</text:span><text:span text:style-name="T10"> амплитуда тестового гармонического сигнала.</text:span></text:p>
            <text:p text:style-name="P6">Пример использования блока:</text:p>
            <text:p text:style-name="P11">Первый выход блока «Гармонический анализатор» является источником тестового синусоидального сигнала, поэтому должен быть подключен ко входу исследуемого блока (системы). Рассмотрим типовой вариант использования блока <text:s/>на следующем примере:</text:p>
            <text:p text:style-name="P14"><text:soft-page-break/><draw:frame draw:style-name="fr2" draw:name="Графический объект3" text:anchor-type="as-char" svg:y="0cm" svg:width="12.989cm" svg:height="9.53cm" draw:z-index="2"><draw:image xlink:href="../images/4447_1.png" xlink:type="simple" xlink:show="embed" xlink:actuate="onLoad"/></draw:frame></text:p>
            <text:p text:style-name="P12"><text:span text:style-name="T9">Гармонический тестовый сигнал подается на вход исследуемой системы, представляющей собой колебательное звено второго порядка. Выход исследуемой системы поступает на вход анализатора, который определяет значения частоты, АЧХ, ФЧХ, действительной и мнимой частей АФЧХ и передает их на соответствующие выходы. Затем численные значения частотных характеристик могут использоваться для анализа исследуемой системы, например, с помощью построения фазовых портретов.</text:span><text:span text:style-name="T12"> </text:span></text:p>
            <text:p text:style-name="P12"><text:span text:style-name="T12">Для получения результатов работы блока, необходимо запустить схему на моделирование. По окончании расчёта частотных характеристик блок самостоятельно сформирует команду на остановку моделирования. Необходимое для расчёта полной АЧХ время, рассчитывается автоматически, в зависимости от свойств блока, поэтому конечное время моделирования системы в окне параметров расчёта модели надо задать заведомо б</text:span><text:span text:style-name="T13">ó</text:span><text:span text:style-name="T12">льшим числом, чем может для этого понадобиться.</text:span></text:p>
            <text:p text:style-name="P10"><text:span text:style-name="T1">После автоматического окончания расчета по требованию блока, для звена второго порядка </text:span><text:span text:style-name="T3">(k=1; T=0.1; b=0.1)</text:span><text:span text:style-name="T1"> получаются следующие графики АЧХ и ФЧХ:</text:span></text:p>
            <text:p text:style-name="P17"><text:soft-page-break/><draw:frame draw:style-name="fr2" draw:name="Графический объект4" text:anchor-type="as-char" svg:y="0cm" svg:width="14.259cm" svg:height="12.01cm" draw:z-index="4"><draw:image xlink:href="../images/4447_2.png" xlink:type="simple" xlink:show="embed" xlink:actuate="onLoad"/></draw:frame></text:p>
            <text:p text:style-name="P17"/>
            <text:p text:style-name="P17"><draw:frame draw:style-name="fr2" draw:name="Графический объект5" text:anchor-type="as-char" svg:y="0cm" svg:width="14.259cm" svg:height="12.01cm" draw:z-index="3"><draw:image xlink:href="../images/4447_3.png" xlink:type="simple" xlink:show="embed" xlink:actuate="onLoad"/></draw:frame></text:p>
            <text:p text:style-name="P19">вид, форма и численные значения которых с достаточной точностью совпадают с аналитическими АЧХ и ФЧХ апериодического звена второго порядка с аналогичными настройками. </text:p>
            <text:p text:style-name="P10"><text:span text:style-name="T2">Примечание:</text:span><text:span text:style-name="T1"> </text:span><text:span text:style-name="T4">построенная АЧХ может иметь некоторую численную ошибку, которая уменьшается при увеличении количества интервалов, количества </text:span><text:span text:style-name="T4">периодов стабилизации и при уменьшении частотного диапазона. Метод можно </text:span><text:soft-page-break/><text:span text:style-name="T4">рекомендовать для построения АЧХ нелинейных систем, однако в этом случае нет возможности получить информацию о генерации системой высших гармоник, так как оценивается только первая из них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Cambria Math" svg:font-family="'Cambria Math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строение частотных характеристик</dc:title>
    <dc:date>2016-02-18T10:08:10.61</dc:date>
    <meta:generator>OpenOffice/4.1.2$Win32 OpenOffice.org_project/412m3$Build-9782</meta:generator>
    <meta:editing-duration>PT7H19M24S</meta:editing-duration>
    <meta:editing-cycles>64</meta:editing-cycles>
    <meta:document-statistic meta:table-count="1" meta:image-count="5" meta:object-count="0" meta:page-count="4" meta:paragraph-count="32" meta:word-count="412" meta:character-count="3452"/>
  </office:meta>
</office:document-meta>
</file>